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d29100" style:font-size-asian="12pt" style:font-size-complex="12pt"/>
    </style:style>
    <style:style style:name="P4" style:family="paragraph" style:parent-style-name="Standard">
      <style:text-properties fo:font-size="12pt" officeooo:rsid="00085480" officeooo:paragraph-rsid="00da5ac3" style:font-size-asian="12pt" style:font-size-complex="12pt"/>
    </style:style>
    <style:style style:name="P5" style:family="paragraph" style:parent-style-name="Standard">
      <style:text-properties fo:font-size="12pt" officeooo:rsid="000877ec" officeooo:paragraph-rsid="00bcc572" style:font-size-asian="12pt" style:font-size-complex="12pt"/>
    </style:style>
    <style:style style:name="P6" style:family="paragraph" style:parent-style-name="Standard">
      <style:text-properties fo:font-size="12pt" officeooo:rsid="0006bb1f" officeooo:paragraph-rsid="00ad9d6b" style:font-size-asian="12pt" style:font-size-complex="12pt"/>
    </style:style>
    <style:style style:name="P7" style:family="paragraph" style:parent-style-name="Standard">
      <style:text-properties fo:font-size="12pt" officeooo:rsid="0008710b" officeooo:paragraph-rsid="00c098c9" style:font-size-asian="12pt" style:font-size-complex="12pt"/>
    </style:style>
    <style:style style:name="P8" style:family="paragraph" style:parent-style-name="Standard">
      <style:text-properties fo:font-size="12pt" officeooo:rsid="0008710b" officeooo:paragraph-rsid="00c82195" style:font-size-asian="12pt" style:font-size-complex="12pt"/>
    </style:style>
    <style:style style:name="P9" style:family="paragraph" style:parent-style-name="Standard">
      <style:text-properties fo:font-size="12pt" officeooo:rsid="0008710b" officeooo:paragraph-rsid="00d29100" style:font-size-asian="12pt" style:font-size-complex="12pt"/>
    </style:style>
    <style:style style:name="P10" style:family="paragraph" style:parent-style-name="Standard">
      <style:text-properties fo:font-size="12pt" officeooo:paragraph-rsid="00cae6d8" style:font-size-asian="12pt" style:font-size-complex="12pt"/>
    </style:style>
    <style:style style:name="P11" style:family="paragraph" style:parent-style-name="Standard">
      <style:text-properties fo:font-size="12pt" officeooo:rsid="007a8e62" officeooo:paragraph-rsid="00e6c96d" style:font-size-asian="12pt" style:font-size-complex="12pt"/>
    </style:style>
    <style:style style:name="P12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6bb1f" officeooo:paragraph-rsid="00aaba98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6bb1f" officeooo:paragraph-rsid="00d2910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592e83" officeooo:paragraph-rsid="0099988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c3a2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cc72d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dc0a81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paragraph-rsid="00da5ac3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9988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998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24" style:family="paragraph" style:parent-style-name="Standard">
      <style:paragraph-properties style:writing-mode="lr-tb"/>
      <style:text-properties fo:font-size="12pt" officeooo:rsid="00085480" officeooo:paragraph-rsid="0006bb1f" style:font-size-asian="12pt" style:font-size-complex="12pt"/>
    </style:style>
    <style:style style:name="P25" style:family="paragraph" style:parent-style-name="Standard">
      <style:paragraph-properties style:writing-mode="lr-tb"/>
      <style:text-properties fo:font-size="12pt" fo:font-weight="bold" officeooo:rsid="0006bb1f" officeooo:paragraph-rsid="00dc0a81" style:font-size-asian="12pt" style:font-weight-asian="bold" style:font-size-complex="12pt" style:font-weight-complex="bold"/>
    </style:style>
    <style:style style:name="P26" style:family="paragraph" style:parent-style-name="Standard">
      <style:text-properties style:text-position="super 58%" fo:font-size="12pt" fo:font-weight="bold" officeooo:rsid="005c5273" officeooo:paragraph-rsid="0006bb1f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officeooo:rsid="0008710b" officeooo:paragraph-rsid="00cae6d8" style:font-size-asian="12pt" style:font-size-complex="12pt"/>
    </style:style>
    <style:style style:name="P28" style:family="paragraph" style:parent-style-name="Standard">
      <style:text-properties fo:font-size="12pt" fo:font-weight="bold" officeooo:rsid="0006bb1f" officeooo:paragraph-rsid="00aaba98" style:font-size-asian="12pt" style:font-weight-asian="bold" style:font-size-complex="12pt" style:font-weight-complex="bold"/>
    </style:style>
    <style:style style:name="T1" style:family="text">
      <style:text-properties officeooo:rsid="000fdd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fb5df" style:font-style-asian="italic" style:font-style-complex="italic"/>
    </style:style>
    <style:style style:name="T4" style:family="text">
      <style:text-properties fo:font-style="italic" officeooo:rsid="00a06a96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7a8e62"/>
    </style:style>
    <style:style style:name="T7" style:family="text">
      <style:text-properties style:text-position="super 58%" officeooo:rsid="00a06a96"/>
    </style:style>
    <style:style style:name="T8" style:family="text">
      <style:text-properties style:text-position="super 58%" officeooo:rsid="00ab47b9"/>
    </style:style>
    <style:style style:name="T9" style:family="text">
      <style:text-properties style:text-position="super 58%" officeooo:rsid="005c5273"/>
    </style:style>
    <style:style style:name="T10" style:family="text">
      <style:text-properties style:text-position="super 58%" officeooo:rsid="00dc0a81"/>
    </style:style>
    <style:style style:name="T11" style:family="text">
      <style:text-properties style:text-position="super 58%" fo:font-weight="normal" officeooo:rsid="00ab47b9" style:font-weight-asian="normal" style:font-weight-complex="normal"/>
    </style:style>
    <style:style style:name="T12" style:family="text">
      <style:text-properties style:text-position="super 58%" fo:font-weight="normal" officeooo:rsid="005c5273" style:font-weight-asian="normal" style:font-weight-complex="normal"/>
    </style:style>
    <style:style style:name="T13" style:family="text">
      <style:text-properties style:text-position="super 58%" fo:font-weight="normal" officeooo:rsid="00dc0a81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5aa9d" style:font-style-asian="normal" style:font-style-complex="normal"/>
    </style:style>
    <style:style style:name="T16" style:family="text">
      <style:text-properties officeooo:rsid="0008710b"/>
    </style:style>
    <style:style style:name="T17" style:family="text">
      <style:text-properties officeooo:rsid="0039aa09"/>
    </style:style>
    <style:style style:name="T18" style:family="text">
      <style:text-properties officeooo:rsid="003ac776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officeooo:rsid="003dd023"/>
    </style:style>
    <style:style style:name="T21" style:family="text">
      <style:text-properties officeooo:rsid="0051609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14866" style:font-weight-asian="bold" style:font-weight-complex="bold"/>
    </style:style>
    <style:style style:name="T24" style:family="text">
      <style:text-properties fo:font-weight="bold" officeooo:rsid="00dc0a81" style:font-weight-asian="bold" style:font-weight-complex="bold"/>
    </style:style>
    <style:style style:name="T25" style:family="text">
      <style:text-properties officeooo:rsid="005a7122"/>
    </style:style>
    <style:style style:name="T26" style:family="text">
      <style:text-properties officeooo:rsid="005d11e7"/>
    </style:style>
    <style:style style:name="T27" style:family="text">
      <style:text-properties officeooo:rsid="006fb5df"/>
    </style:style>
    <style:style style:name="T28" style:family="text">
      <style:text-properties officeooo:rsid="00770230"/>
    </style:style>
    <style:style style:name="T29" style:family="text">
      <style:text-properties style:font-name="Liberation Serif" officeooo:rsid="0096c79a"/>
    </style:style>
    <style:style style:name="T30" style:family="text">
      <style:text-properties style:font-name="Liberation Serif" fo:font-style="italic" officeooo:rsid="00ae59d0" style:font-style-asian="italic" style:font-style-complex="italic"/>
    </style:style>
    <style:style style:name="T31" style:family="text">
      <style:text-properties style:font-name="Liberation Serif" fo:font-style="italic" officeooo:rsid="00b16130" style:font-style-asian="italic" style:font-style-complex="italic"/>
    </style:style>
    <style:style style:name="T32" style:family="text">
      <style:text-properties style:font-name="Liberation Serif" fo:font-style="italic" officeooo:rsid="00b536f9" style:font-style-asian="italic" style:font-style-complex="italic"/>
    </style:style>
    <style:style style:name="T33" style:family="text">
      <style:text-properties style:font-name="Liberation Serif" fo:font-style="italic" officeooo:rsid="00b879b6" style:font-style-asian="italic" style:font-style-complex="italic"/>
    </style:style>
    <style:style style:name="T34" style:family="text">
      <style:text-properties style:font-name="Liberation Serif1"/>
    </style:style>
    <style:style style:name="T35" style:family="text">
      <style:text-properties style:font-name="Liberation Serif1" officeooo:rsid="00941030" style:font-name-asian="Liberation Serif1" style:font-name-complex="Liberation Serif1"/>
    </style:style>
    <style:style style:name="T36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37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38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39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40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45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46" style:family="text">
      <style:text-properties style:font-name="Liberation Serif1" officeooo:rsid="0096c79a"/>
    </style:style>
    <style:style style:name="T47" style:family="text">
      <style:text-properties style:font-name="Liberation Serif1" officeooo:rsid="0008710b"/>
    </style:style>
    <style:style style:name="T48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49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50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51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52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53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54" style:family="text">
      <style:text-properties style:font-name="Liberation Serif1" fo:font-size="12pt" officeooo:rsid="0008710b" style:font-size-asian="12pt" style:font-size-complex="12pt"/>
    </style:style>
    <style:style style:name="T55" style:family="text">
      <style:text-properties officeooo:rsid="009e43e9"/>
    </style:style>
    <style:style style:name="T56" style:family="text">
      <style:text-properties officeooo:rsid="009efeae"/>
    </style:style>
    <style:style style:name="T57" style:family="text">
      <style:text-properties officeooo:rsid="00a7d934"/>
    </style:style>
    <style:style style:name="T58" style:family="text">
      <style:text-properties officeooo:rsid="00a06a96"/>
    </style:style>
    <style:style style:name="T59" style:family="text">
      <style:text-properties officeooo:rsid="009ce653"/>
    </style:style>
    <style:style style:name="T60" style:family="text">
      <style:text-properties officeooo:rsid="0010dfb4"/>
    </style:style>
    <style:style style:name="T61" style:family="text">
      <style:text-properties officeooo:rsid="001215fe"/>
    </style:style>
    <style:style style:name="T62" style:family="text">
      <style:text-properties officeooo:rsid="00146288"/>
    </style:style>
    <style:style style:name="T63" style:family="text">
      <style:text-properties officeooo:rsid="00ab47b9"/>
    </style:style>
    <style:style style:name="T64" style:family="text">
      <style:text-properties officeooo:rsid="00ae59d0"/>
    </style:style>
    <style:style style:name="T65" style:family="text">
      <style:text-properties officeooo:rsid="00affaa1"/>
    </style:style>
    <style:style style:name="T66" style:family="text">
      <style:text-properties officeooo:rsid="00b16130"/>
    </style:style>
    <style:style style:name="T67" style:family="text">
      <style:text-properties officeooo:rsid="00b3061f"/>
    </style:style>
    <style:style style:name="T68" style:family="text">
      <style:text-properties officeooo:rsid="00b536f9"/>
    </style:style>
    <style:style style:name="T69" style:family="text">
      <style:text-properties officeooo:rsid="00b698df"/>
    </style:style>
    <style:style style:name="T70" style:family="text">
      <style:text-properties officeooo:rsid="00b879b6"/>
    </style:style>
    <style:style style:name="T71" style:family="text">
      <style:text-properties officeooo:rsid="00c3a232"/>
    </style:style>
    <style:style style:name="T72" style:family="text">
      <style:text-properties officeooo:rsid="00c82195"/>
    </style:style>
    <style:style style:name="T73" style:family="text">
      <style:text-properties officeooo:rsid="00cff753"/>
    </style:style>
    <style:style style:name="T74" style:family="text">
      <style:text-properties officeooo:rsid="00d4ac56"/>
    </style:style>
    <style:style style:name="T75" style:family="text">
      <style:text-properties officeooo:rsid="00dc0a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<text:span text:style-name="T1">Œuvres</text:span> d’art présentées en début de cours / <text:span text:style-name="T57">niveau cinquième</text:span></text:p>
      <text:p text:style-name="P21"/>
      <text:p text:style-name="P22"><text:span text:style-name="T35">● </text:span>2.<text:span text:style-name="T55">3</text:span> : <text:span text:style-name="T56">2</text:span><text:span text:style-name="T5">e</text:span> partie de l’année (=entre deux vacances), <text:span text:style-name="T56">troisième</text:span> semaine de cette partie</text:p>
      <text:p text:style-name="P22"/>
      <text:p text:style-name="P16"/>
      <text:p text:style-name="P15"><text:span text:style-name="T63">Les portraits, des images qui ne vont pas de soi</text:span><text:span text:style-name="T11">[a]</text:span></text:p>
      <text:p text:style-name="P15"/>
      <text:p text:style-name="P5"><text:span text:style-name="T36">☐ </text:span><text:span text:style-name="T38">œuvre n°01<text:tab/></text:span><text:span text:style-name="T40">(</text:span>1.<text:span text:style-name="T59">5)</text:span><text:tab/><text:span text:style-name="T46">·</text:span><text:span text:style-name="T29"> </text:span><text:span text:style-name="T30">Selfie,</text:span> <text:span text:style-name="T64">2006</text:span> <text:span text:style-name="T1">(Marc Quinn</text:span>, 1<text:span text:style-name="T65">964</text:span>-<text:span text:style-name="T1">)</text:span></text:p>
      <text:p text:style-name="P5"><text:span text:style-name="T36">☐ </text:span><text:span text:style-name="T38">œuvre n°02<text:tab/></text:span><text:span text:style-name="T40">(</text:span>1.<text:span text:style-name="T59">7)</text:span><text:tab/><text:span text:style-name="T46">·</text:span><text:span text:style-name="T29"> </text:span><text:span text:style-name="T31">Les Ménines</text:span>, 1<text:span text:style-name="T66">656</text:span> <text:span text:style-name="T60">(Diego Vélasquez</text:span>, <text:span text:style-name="T67">1599-1660)</text:span></text:p>
      <text:p text:style-name="P5"><text:span text:style-name="T36">☐ </text:span><text:span text:style-name="T38">œuvre n°03<text:tab/></text:span><text:span text:style-name="T40">(</text:span><text:span text:style-name="T39">2</text:span>.<text:span text:style-name="T59">1)</text:span><text:tab/><text:span text:style-name="T46">·</text:span><text:span text:style-name="T29"> </text:span><text:span text:style-name="T32">David avec la tête de Goliath</text:span>, <text:span text:style-name="T68">~1610</text:span> <text:span text:style-name="T61">(Le Caravage</text:span>, <text:span text:style-name="T69">1571-1610)</text:span></text:p>
      <text:p text:style-name="P5"><text:span text:style-name="T36">☐ </text:span><text:span text:style-name="T38">œuvre n°04<text:tab/></text:span><text:span text:style-name="T40">(</text:span><text:span text:style-name="T39">2</text:span>.<text:span text:style-name="T59">3)</text:span><text:tab/><text:span text:style-name="T46">·</text:span><text:span text:style-name="T29"> </text:span><text:span text:style-name="T33">Chop Suey</text:span>, <text:span text:style-name="T70">1929</text:span> <text:span text:style-name="T62">(Edward Hopper</text:span>, 18<text:span text:style-name="T70">82</text:span>-1<text:span text:style-name="T70">967)</text:span></text:p>
      <text:p text:style-name="P6"/>
      <text:p text:style-name="P12"><text:span text:style-name="T73">Le cadre des tableaux, un espace de liberté</text:span> ?<text:span text:style-name="T12">[b]</text:span></text:p>
      <text:p text:style-name="P26"/>
      <text:p text:style-name="P7"><text:span text:style-name="T36">☐ </text:span><text:span text:style-name="T38">œuvre n°0</text:span><text:span text:style-name="T41">5</text:span><text:span text:style-name="T36"> </text:span><text:span text:style-name="T41">(</text:span><text:span text:style-name="T37">2</text:span>.<text:span text:style-name="T72">5)</text:span><text:tab/><text:span text:style-name="T46">·</text:span><text:span text:style-name="T29"> </text:span><text:span text:style-name="T2">Composition en rouge jaune bleu et noir</text:span>, 1921 <text:span text:style-name="T18">(</text:span>Piet Mondriaan, 1872-1944<text:span text:style-name="T17">)</text:span></text:p>
      <text:p text:style-name="P10"><text:span text:style-name="T36">☐ </text:span><text:span text:style-name="T38">œuvre n°0</text:span><text:span text:style-name="T41">6 (</text:span><text:span text:style-name="T37">2.</text:span><text:span text:style-name="T42">7</text:span><text:span text:style-name="T16">)<text:tab/></text:span><text:bookmark text:name="firstHeading"/><text:span text:style-name="T46">·</text:span><text:span text:style-name="T29"> </text:span><text:span text:style-name="T19">Un dimanche après-midi à l'Île de la Grande Jatte</text:span><text:span text:style-name="T16">, 1884 (Georges Seurat,</text:span></text:p>
      <text:p text:style-name="P27"><text:tab/><text:tab/><text:tab/> <text:s/>1859-1891)</text:p>
      <text:p text:style-name="P8"><text:span text:style-name="T36">☐ </text:span><text:span text:style-name="T38">œuvre n°0</text:span><text:span text:style-name="T42">7</text:span><text:span text:style-name="T41"> (</text:span><text:span text:style-name="T42">3.1</text:span><text:span text:style-name="T34">)<text:tab/></text:span><text:span text:style-name="T46">·</text:span><text:span text:style-name="T29"> </text:span><text:span text:style-name="T2">Le cadre</text:span>, 1938 <text:span text:style-name="T20">(</text:span>Frida Kahlo, 1907-1954<text:span text:style-name="T20">)</text:span></text:p>
      <text:p text:style-name="P8"/>
      <text:p text:style-name="P25">Quand une œuvre d’art est-elle terminée ?<text:span text:style-name="T12">[</text:span><text:span text:style-name="T13">c</text:span><text:span text:style-name="T12">]</text:span></text:p>
      <text:p text:style-name="P14"/>
      <text:p text:style-name="P3"><text:span text:style-name="T36">☐ </text:span><text:span text:style-name="T38">œuvre n°0</text:span><text:span text:style-name="T43">8</text:span><text:span text:style-name="T41"> (</text:span><text:span text:style-name="T42">3.</text:span><text:span text:style-name="T43">3</text:span><text:span text:style-name="T47">)<text:tab/></text:span><text:span text:style-name="T46">·</text:span><text:span text:style-name="T29"> </text:span><text:span text:style-name="T2">Mona Lisa</text:span><text:span text:style-name="T14">, </text:span><text:span text:style-name="T15">après 1503</text:span> <text:span text:style-name="T21">(</text:span>Léonard de Vinci, 1452-1519<text:span text:style-name="T21">)</text:span></text:p>
      <text:p text:style-name="P3"><text:span text:style-name="T36">☐ </text:span><text:span text:style-name="T38">œuvre n°0</text:span><text:span text:style-name="T43">9</text:span><text:span text:style-name="T41"> (</text:span><text:span text:style-name="T42">3.</text:span><text:span text:style-name="T43">5</text:span><text:span text:style-name="T47">)<text:tab/></text:span><text:span text:style-name="T46">·</text:span><text:span text:style-name="T29"> </text:span><text:span text:style-name="T2">La Vierge, l’Enfant Jésus avec sainte Anne et saint Jean -Baptiste</text:span>,</text:p>
      <text:p text:style-name="P3"><text:tab/><text:tab/><text:tab/> <text:s/><text:span text:style-name="T74">~</text:span>1500 <text:span text:style-name="T21">(</text:span>Léonard de Vinci, 1452-1519<text:span text:style-name="T21">)</text:span></text:p>
      <text:p text:style-name="P3"><text:span text:style-name="T36">☐ </text:span><text:span text:style-name="T38">œuvre n°</text:span><text:span text:style-name="T43">10</text:span><text:span text:style-name="T41"> (</text:span><text:span text:style-name="T42">3.</text:span><text:span text:style-name="T43">7</text:span><text:span text:style-name="T47">)<text:tab/></text:span><text:span text:style-name="T46">·</text:span><text:span text:style-name="T29"> </text:span><text:span text:style-name="T3">P</text:span><text:span text:style-name="T2">ortrait of Washington</text:span><text:span text:style-name="T14">, </text:span>1796 <text:span text:style-name="T27">(</text:span>Gilbert Stuart, 1755-1828<text:span text:style-name="T27">)</text:span></text:p>
      <text:p text:style-name="P3"><text:span text:style-name="T36">☐ </text:span><text:span text:style-name="T38">œuvre n°</text:span><text:span text:style-name="T43">11</text:span><text:span text:style-name="T41"> (</text:span><text:span text:style-name="T43">4</text:span><text:span text:style-name="T42">.1</text:span><text:span text:style-name="T47">)<text:tab/></text:span><text:span text:style-name="T46">·</text:span><text:span text:style-name="T29"> </text:span><text:span text:style-name="T2">Candy Stack</text:span> <text:span text:style-name="T28">(</text:span>Félix González Torres, 1957-1996<text:span text:style-name="T28">)</text:span></text:p>
      <text:p text:style-name="P9"/>
      <text:p text:style-name="P13">Les statues sont-elles forcément belles ?</text:p>
      <text:p text:style-name="P13"/>
      <text:p text:style-name="P4"><text:span text:style-name="T36">☐ </text:span><text:span text:style-name="T38">œuvre n°</text:span><text:span text:style-name="T43">1</text:span><text:span text:style-name="T44">2</text:span><text:span text:style-name="T41"> (</text:span><text:span text:style-name="T43">4</text:span><text:span text:style-name="T42">.</text:span><text:span text:style-name="T44">3</text:span><text:span text:style-name="T47">)<text:tab/></text:span><text:span text:style-name="T46">·</text:span><text:span text:style-name="T29"> </text:span><text:span text:style-name="T2">Discophore</text:span>, -I<text:span text:style-name="T58">V</text:span><text:span text:style-name="T6">e</text:span>/-V<text:span text:style-name="T6">e</text:span></text:p>
      <text:p text:style-name="P20"><text:span text:style-name="T48">☐ </text:span><text:span text:style-name="T49">œuvre n°</text:span><text:span text:style-name="T50">1</text:span><text:span text:style-name="T53">3</text:span><text:span text:style-name="T51"> (</text:span><text:span text:style-name="T50">4</text:span><text:span text:style-name="T52">.</text:span><text:span text:style-name="T53">5</text:span><text:span text:style-name="T54">)<text:tab/></text:span>· <text:span text:style-name="T4">Laocoon</text:span>, -<text:span text:style-name="T58">I</text:span><text:span text:style-name="T7">e</text:span>/-<text:span text:style-name="T58">II</text:span><text:span text:style-name="T5">e</text:span></text:p>
      <text:p text:style-name="P11"><text:span text:style-name="T36">☐ </text:span><text:span text:style-name="T38">œuvre n°</text:span><text:span text:style-name="T43">1</text:span><text:span text:style-name="T45">4</text:span><text:span text:style-name="T41"> (</text:span><text:span text:style-name="T43">4</text:span><text:span text:style-name="T42">.</text:span><text:span text:style-name="T44">7</text:span><text:span text:style-name="T47">)<text:tab/></text:span><text:span text:style-name="T46">·</text:span><text:span text:style-name="T29"> </text:span><text:span text:style-name="T2">Kunst 3 in Schwäbisch Hall</text:span> (Henry Moore, 1898-1986)</text:p>
      <text:p text:style-name="P13"/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"/>
      <text:p text:style-name="P17"><text:span text:style-name="T22">[</text:span><text:span text:style-name="T23">a</text:span><text:span text:style-name="T22">]</text:span> <text:span text:style-name="T2">Pourquoi l’art est-il plein de gens tout nus ?</text:span> <text:span text:style-name="T25">de Susie Hodge, </text:span>aux éditions Milan (pages <text:span text:style-name="T71">32</text:span> sqq.) </text:p>
      <text:p text:style-name="P18"><text:span text:style-name="T22">[</text:span><text:span text:style-name="T23">b</text:span><text:span text:style-name="T22">]</text:span> <text:span text:style-name="T2">Pourquoi l’art est-il plein de gens tout nus ?</text:span> <text:span text:style-name="T25">de Susie Hodge, </text:span>aux éditions Milan (pages <text:span text:style-name="T26">16</text:span> sqq.)</text:p>
      <text:p text:style-name="P19"><text:span text:style-name="T22">[</text:span><text:span text:style-name="T24">c</text:span><text:span text:style-name="T22">]</text:span> <text:span text:style-name="T2">Pourquoi l’art est-il plein de gens tout nus ?</text:span> <text:span text:style-name="T25">de Susie Hodge, </text:span>aux éditions Milan (pages <text:span text:style-name="T75">52</text:span> sqq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6:08:24.724529022</dc:date>
    <meta:editing-duration>PT3H34M19S</meta:editing-duration>
    <meta:editing-cycles>142</meta:editing-cycles>
    <meta:document-statistic meta:table-count="0" meta:image-count="0" meta:object-count="0" meta:page-count="1" meta:paragraph-count="26" meta:word-count="297" meta:character-count="1697" meta:non-whitespace-character-count="1415"/>
  </office:meta>
</office:document-meta>
</file>